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-0.33505154639175255" table:style-name="ce56">
            <text:p>–0.34</text:p>
          </table:table-cell>
          <table:table-cell office:value-type="float" office:value="-0.29192685727086892" table:style-name="ce56">
            <text:p>–0.29</text:p>
          </table:table-cell>
          <table:table-cell office:value-type="float" office:value="0.90371321972922103" table:style-name="ce56">
            <text:p>0.90</text:p>
          </table:table-cell>
          <table:table-cell office:value-type="float" office:value="-0.64749618218188032" table:style-name="ce56">
            <text:p>–0.65</text:p>
          </table:table-cell>
          <table:table-cell office:value-type="float" office:value="-0.68197847058021599" table:style-name="ce56">
            <text:p>–0.68</text:p>
          </table:table-cell>
          <table:table-cell office:value-type="float" office:value="-0.61362557988971522" table:style-name="ce56">
            <text:p>–0.61</text:p>
          </table:table-cell>
          <table:table-cell office:value-type="float" office:value="-7.1261325460661093E-2" table:style-name="ce56">
            <text:p>–0.07</text:p>
          </table:table-cell>
          <table:table-cell office:value-type="float" office:value="-0.64817374742725919" table:style-name="ce56">
            <text:p>–0.65</text:p>
          </table:table-cell>
          <table:table-cell office:value-type="float" office:value="-1.5151515151515165" table:style-name="ce56">
            <text:p>–1.52</text:p>
          </table:table-cell>
          <table:table-cell table:style-name="ce57"/>
          <table:table-cell table:number-columns-repeated="16371" table:style-name="ce27"/>
        </table:table-row>
        <table:table-row table:style-name="ro8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9.0427593334194548E-2" table:style-name="ce59">
            <text:p>–0.09</text:p>
          </table:table-cell>
          <table:table-cell office:value-type="float" office:value="-0.1948074699555026" table:style-name="ce59">
            <text:p>–0.19</text:p>
          </table:table-cell>
          <table:table-cell office:value-type="float" office:value="2.3322029922830735E-4" table:style-name="ce59">
            <text:p>0.00</text:p>
          </table:table-cell>
          <table:table-cell office:value-type="float" office:value="-7.2848098164871519E-2" table:style-name="ce59">
            <text:p>–0.07</text:p>
          </table:table-cell>
          <table:table-cell office:value-type="float" office:value="-7.3061702330771694E-2" table:style-name="ce59">
            <text:p>–0.07</text:p>
          </table:table-cell>
          <table:table-cell office:value-type="float" office:value="-7.2638426564910277E-2" table:style-name="ce59">
            <text:p>–0.07</text:p>
          </table:table-cell>
          <table:table-cell office:value-type="float" office:value="0" table:style-name="ce59">
            <text:p>—</text:p>
          </table:table-cell>
          <table:table-cell office:value-type="float" office:value="-7.4151887783479295E-2" table:style-name="ce59">
            <text:p>–0.07</text:p>
          </table:table-cell>
          <table:table-cell office:value-type="float" office:value="0" table:style-name="ce59">
            <text:p>—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11月10日編製</text:p>
          </table:table-cell>
          <table:table-cell table:number-columns-repeated="16372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4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0"/>
          <table:table-cell office:value-type="string" table:style-name="ce71">
            <text:p>中 華 民 國 110 年 10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27" table:style-name="ce46">
            <text:p>142,427</text:p>
          </table:table-cell>
          <table:table-cell office:value-type="float" office:value="9004383" table:style-name="ce46">
            <text:p>9,004,383</text:p>
          </table:table-cell>
          <table:table-cell office:value-type="float" office:value="23413879" table:style-name="ce46">
            <text:p>23,413,879</text:p>
          </table:table-cell>
          <table:table-cell office:value-type="float" office:value="11598148" table:style-name="ce46">
            <text:p>11,598,148</text:p>
          </table:table-cell>
          <table:table-cell office:value-type="float" office:value="11815731" table:style-name="ce46">
            <text:p>11,815,731</text:p>
          </table:table-cell>
          <table:table-cell office:value-type="float" office:value="98.16" table:style-name="ce47">
            <text:p>98.16</text:p>
          </table:table-cell>
          <table:table-cell office:value-type="float" office:value="646.84" table:style-name="ce47">
            <text:p>646.84</text:p>
          </table:table-cell>
          <table:table-cell office:value-type="float" office:value="2.6" table:style-name="ce48">
            <text:p>2.60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2" table:style-name="ce46">
            <text:p>22,152</text:p>
          </table:table-cell>
          <table:table-cell office:value-type="float" office:value="1620428" table:style-name="ce46">
            <text:p>1,620,428</text:p>
          </table:table-cell>
          <table:table-cell office:value-type="float" office:value="4014869" table:style-name="ce46">
            <text:p>4,014,869</text:p>
          </table:table-cell>
          <table:table-cell office:value-type="float" office:value="1960442" table:style-name="ce46">
            <text:p>1,960,442</text:p>
          </table:table-cell>
          <table:table-cell office:value-type="float" office:value="2054427" table:style-name="ce46">
            <text:p>2,054,427</text:p>
          </table:table-cell>
          <table:table-cell office:value-type="float" office:value="95.43" table:style-name="ce47">
            <text:p>95.43</text:p>
          </table:table-cell>
          <table:table-cell office:value-type="float" office:value="1956.02" table:style-name="ce47">
            <text:p>1,956.02</text:p>
          </table:table-cell>
          <table:table-cell office:value-type="float" office:value="2.48" table:style-name="ce48">
            <text:p>2.48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3" table:style-name="ce46">
            <text:p>9,573</text:p>
          </table:table-cell>
          <table:table-cell office:value-type="float" office:value="1055920" table:style-name="ce46">
            <text:p>1,055,920</text:p>
          </table:table-cell>
          <table:table-cell office:value-type="float" office:value="2538299" table:style-name="ce46">
            <text:p>2,538,299</text:p>
          </table:table-cell>
          <table:table-cell office:value-type="float" office:value="1208385" table:style-name="ce46">
            <text:p>1,208,385</text:p>
          </table:table-cell>
          <table:table-cell office:value-type="float" office:value="1329914" table:style-name="ce46">
            <text:p>1,329,914</text:p>
          </table:table-cell>
          <table:table-cell office:value-type="float" office:value="90.86" table:style-name="ce47">
            <text:p>90.86</text:p>
          </table:table-cell>
          <table:table-cell office:value-type="float" office:value="9338.86" table:style-name="ce47">
            <text:p>9,338.86</text:p>
          </table:table-cell>
          <table:table-cell office:value-type="float" office:value="2.4" table:style-name="ce48">
            <text:p>2.4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900" table:style-name="ce46">
            <text:p>11,900</text:p>
          </table:table-cell>
          <table:table-cell office:value-type="float" office:value="860538" table:style-name="ce46">
            <text:p>860,538</text:p>
          </table:table-cell>
          <table:table-cell office:value-type="float" office:value="2272663" table:style-name="ce46">
            <text:p>2,272,663</text:p>
          </table:table-cell>
          <table:table-cell office:value-type="float" office:value="1125386" table:style-name="ce46">
            <text:p>1,125,386</text:p>
          </table:table-cell>
          <table:table-cell office:value-type="float" office:value="1147277" table:style-name="ce46">
            <text:p>1,147,277</text:p>
          </table:table-cell>
          <table:table-cell office:value-type="float" office:value="98.09" table:style-name="ce47">
            <text:p>98.09</text:p>
          </table:table-cell>
          <table:table-cell office:value-type="float" office:value="1861.38" table:style-name="ce47">
            <text:p>1,861.38</text:p>
          </table:table-cell>
          <table:table-cell office:value-type="float" office:value="2.64" table:style-name="ce48">
            <text:p>2.64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15663" table:style-name="ce46">
            <text:p>1,015,663</text:p>
          </table:table-cell>
          <table:table-cell office:value-type="float" office:value="2815477" table:style-name="ce46">
            <text:p>2,815,477</text:p>
          </table:table-cell>
          <table:table-cell office:value-type="float" office:value="1382072" table:style-name="ce46">
            <text:p>1,382,072</text:p>
          </table:table-cell>
          <table:table-cell office:value-type="float" office:value="1433405" table:style-name="ce46">
            <text:p>1,433,405</text:p>
          </table:table-cell>
          <table:table-cell office:value-type="float" office:value="96.42" table:style-name="ce47">
            <text:p>96.42</text:p>
          </table:table-cell>
          <table:table-cell office:value-type="float" office:value="1271.1500000000001" table:style-name="ce47">
            <text:p>1,271.15</text:p>
          </table:table-cell>
          <table:table-cell office:value-type="float" office:value="2.77" table:style-name="ce48">
            <text:p>2.77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09597" table:style-name="ce46">
            <text:p>709,597</text:p>
          </table:table-cell>
          <table:table-cell office:value-type="float" office:value="1864799" table:style-name="ce46">
            <text:p>1,864,799</text:p>
          </table:table-cell>
          <table:table-cell office:value-type="float" office:value="928682" table:style-name="ce46">
            <text:p>928,682</text:p>
          </table:table-cell>
          <table:table-cell office:value-type="float" office:value="936117" table:style-name="ce46">
            <text:p>936,117</text:p>
          </table:table-cell>
          <table:table-cell office:value-type="float" office:value="99.21" table:style-name="ce47">
            <text:p>99.21</text:p>
          </table:table-cell>
          <table:table-cell office:value-type="float" office:value="850.86" table:style-name="ce47">
            <text:p>850.86</text:p>
          </table:table-cell>
          <table:table-cell office:value-type="float" office:value="2.63" table:style-name="ce48">
            <text:p>2.63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8386" table:style-name="ce46">
            <text:p>1,128,386</text:p>
          </table:table-cell>
          <table:table-cell office:value-type="float" office:value="2749293" table:style-name="ce46">
            <text:p>2,749,293</text:p>
          </table:table-cell>
          <table:table-cell office:value-type="float" office:value="1355140" table:style-name="ce46">
            <text:p>1,355,140</text:p>
          </table:table-cell>
          <table:table-cell office:value-type="float" office:value="1394153" table:style-name="ce46">
            <text:p>1,394,153</text:p>
          </table:table-cell>
          <table:table-cell office:value-type="float" office:value="97.2" table:style-name="ce47">
            <text:p>97.20</text:p>
          </table:table-cell>
          <table:table-cell office:value-type="float" office:value="931.38" table:style-name="ce47">
            <text:p>931.38</text:p>
          </table:table-cell>
          <table:table-cell office:value-type="float" office:value="2.44" table:style-name="ce48">
            <text:p>2.4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18" table:style-name="ce46">
            <text:p>3,518</text:p>
          </table:table-cell>
          <table:table-cell office:value-type="float" office:value="58384" table:style-name="ce46">
            <text:p>58,384</text:p>
          </table:table-cell>
          <table:table-cell office:value-type="float" office:value="2567857" table:style-name="ce46">
            <text:p>2,567,857</text:p>
          </table:table-cell>
          <table:table-cell office:value-type="float" office:value="7003783" table:style-name="ce46">
            <text:p>7,003,783</text:p>
          </table:table-cell>
          <table:table-cell office:value-type="float" office:value="3559852" table:style-name="ce46">
            <text:p>3,559,852</text:p>
          </table:table-cell>
          <table:table-cell office:value-type="float" office:value="3443931" table:style-name="ce46">
            <text:p>3,443,931</text:p>
          </table:table-cell>
          <table:table-cell office:value-type="float" office:value="103.37" table:style-name="ce47">
            <text:p>103.37</text:p>
          </table:table-cell>
          <table:table-cell office:value-type="float" office:value="278.92" table:style-name="ce47">
            <text:p>278.92</text:p>
          </table:table-cell>
          <table:table-cell office:value-type="float" office:value="2.73" table:style-name="ce48">
            <text:p>2.7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4075" table:style-name="ce51">
            <text:p>174,075</text:p>
          </table:table-cell>
          <table:table-cell office:value-type="float" office:value="451175" table:style-name="ce51">
            <text:p>451,175</text:p>
          </table:table-cell>
          <table:table-cell office:value-type="float" office:value="227222" table:style-name="ce51">
            <text:p>227,222</text:p>
          </table:table-cell>
          <table:table-cell office:value-type="float" office:value="223953" table:style-name="ce51">
            <text:p>223,953</text:p>
          </table:table-cell>
          <table:table-cell office:value-type="float" office:value="101.46" table:style-name="ce52">
            <text:p>101.46</text:p>
          </table:table-cell>
          <table:table-cell office:value-type="float" office:value="210.47" table:style-name="ce52">
            <text:p>210.47</text:p>
          </table:table-cell>
          <table:table-cell office:value-type="float" office:value="2.59" table:style-name="ce53">
            <text:p>2.5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7" table:style-name="ce51">
            <text:p>3,317</text:p>
          </table:table-cell>
          <table:table-cell office:value-type="float" office:value="210169" table:style-name="ce51">
            <text:p>210,169</text:p>
          </table:table-cell>
          <table:table-cell office:value-type="float" office:value="574806" table:style-name="ce51">
            <text:p>574,806</text:p>
          </table:table-cell>
          <table:table-cell office:value-type="float" office:value="293417" table:style-name="ce51">
            <text:p>293,417</text:p>
          </table:table-cell>
          <table:table-cell office:value-type="float" office:value="281389" table:style-name="ce51">
            <text:p>281,389</text:p>
          </table:table-cell>
          <table:table-cell office:value-type="float" office:value="104.27" table:style-name="ce52">
            <text:p>104.27</text:p>
          </table:table-cell>
          <table:table-cell office:value-type="float" office:value="402.66" table:style-name="ce52">
            <text:p>402.66</text:p>
          </table:table-cell>
          <table:table-cell office:value-type="float" office:value="2.73" table:style-name="ce53">
            <text:p>2.7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6" table:style-name="ce51">
            <text:p>4,696</text:p>
          </table:table-cell>
          <table:table-cell office:value-type="float" office:value="195263" table:style-name="ce51">
            <text:p>195,263</text:p>
          </table:table-cell>
          <table:table-cell office:value-type="float" office:value="538940" table:style-name="ce51">
            <text:p>538,940</text:p>
          </table:table-cell>
          <table:table-cell office:value-type="float" office:value="277786" table:style-name="ce51">
            <text:p>277,786</text:p>
          </table:table-cell>
          <table:table-cell office:value-type="float" office:value="261154" table:style-name="ce51">
            <text:p>261,154</text:p>
          </table:table-cell>
          <table:table-cell office:value-type="float" office:value="106.37" table:style-name="ce52">
            <text:p>106.37</text:p>
          </table:table-cell>
          <table:table-cell office:value-type="float" office:value="296.07" table:style-name="ce52">
            <text:p>296.07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8987" table:style-name="ce51">
            <text:p>398,987</text:p>
          </table:table-cell>
          <table:table-cell office:value-type="float" office:value="1257033" table:style-name="ce51">
            <text:p>1,257,033</text:p>
          </table:table-cell>
          <table:table-cell office:value-type="float" office:value="638686" table:style-name="ce51">
            <text:p>638,686</text:p>
          </table:table-cell>
          <table:table-cell office:value-type="float" office:value="618347" table:style-name="ce51">
            <text:p>618,347</text:p>
          </table:table-cell>
          <table:table-cell office:value-type="float" office:value="103.29" table:style-name="ce52">
            <text:p>103.29</text:p>
          </table:table-cell>
          <table:table-cell office:value-type="float" office:value="1169.99" table:style-name="ce52">
            <text:p>1,169.99</text:p>
          </table:table-cell>
          <table:table-cell office:value-type="float" office:value="3.15" table:style-name="ce53">
            <text:p>3.1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945" table:style-name="ce51">
            <text:p>179,945</text:p>
          </table:table-cell>
          <table:table-cell office:value-type="float" office:value="485983" table:style-name="ce51">
            <text:p>485,983</text:p>
          </table:table-cell>
          <table:table-cell office:value-type="float" office:value="248298" table:style-name="ce51">
            <text:p>248,298</text:p>
          </table:table-cell>
          <table:table-cell office:value-type="float" office:value="237685" table:style-name="ce51">
            <text:p>237,685</text:p>
          </table:table-cell>
          <table:table-cell office:value-type="float" office:value="104.47" table:style-name="ce52">
            <text:p>104.47</text:p>
          </table:table-cell>
          <table:table-cell office:value-type="float" office:value="118.35" table:style-name="ce52">
            <text:p>118.35</text:p>
          </table:table-cell>
          <table:table-cell office:value-type="float" office:value="2.7" table:style-name="ce53">
            <text:p>2.7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78" table:style-name="ce51">
            <text:p>6,478</text:p>
          </table:table-cell>
          <table:table-cell office:value-type="float" office:value="244815" table:style-name="ce51">
            <text:p>244,815</text:p>
          </table:table-cell>
          <table:table-cell office:value-type="float" office:value="671182" table:style-name="ce51">
            <text:p>671,182</text:p>
          </table:table-cell>
          <table:table-cell office:value-type="float" office:value="346966" table:style-name="ce51">
            <text:p>346,966</text:p>
          </table:table-cell>
          <table:table-cell office:value-type="float" office:value="324216" table:style-name="ce51">
            <text:p>324,216</text:p>
          </table:table-cell>
          <table:table-cell office:value-type="float" office:value="107.02" table:style-name="ce52">
            <text:p>107.02</text:p>
          </table:table-cell>
          <table:table-cell office:value-type="float" office:value="519.96" table:style-name="ce52">
            <text:p>519.96</text:p>
          </table:table-cell>
          <table:table-cell office:value-type="float" office:value="2.74" table:style-name="ce53">
            <text:p>2.7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8" table:style-name="ce51">
            <text:p>5,368</text:p>
          </table:table-cell>
          <table:table-cell office:value-type="float" office:value="185095" table:style-name="ce51">
            <text:p>185,095</text:p>
          </table:table-cell>
          <table:table-cell office:value-type="float" office:value="494293" table:style-name="ce51">
            <text:p>494,293</text:p>
          </table:table-cell>
          <table:table-cell office:value-type="float" office:value="256417" table:style-name="ce51">
            <text:p>256,417</text:p>
          </table:table-cell>
          <table:table-cell office:value-type="float" office:value="237876" table:style-name="ce51">
            <text:p>237,876</text:p>
          </table:table-cell>
          <table:table-cell office:value-type="float" office:value="107.79" table:style-name="ce52">
            <text:p>107.79</text:p>
          </table:table-cell>
          <table:table-cell office:value-type="float" office:value="259.66000000000003" table:style-name="ce52">
            <text:p>259.66</text:p>
          </table:table-cell>
          <table:table-cell office:value-type="float" office:value="2.67" table:style-name="ce53">
            <text:p>2.6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3" table:style-name="ce51">
            <text:p>7,103</text:p>
          </table:table-cell>
          <table:table-cell office:value-type="float" office:value="293154" table:style-name="ce51">
            <text:p>293,154</text:p>
          </table:table-cell>
          <table:table-cell office:value-type="float" office:value="805717" table:style-name="ce51">
            <text:p>805,717</text:p>
          </table:table-cell>
          <table:table-cell office:value-type="float" office:value="410328" table:style-name="ce51">
            <text:p>410,328</text:p>
          </table:table-cell>
          <table:table-cell office:value-type="float" office:value="395389" table:style-name="ce51">
            <text:p>395,389</text:p>
          </table:table-cell>
          <table:table-cell office:value-type="float" office:value="103.78" table:style-name="ce52">
            <text:p>103.78</text:p>
          </table:table-cell>
          <table:table-cell office:value-type="float" office:value="290.29000000000002" table:style-name="ce52">
            <text:p>290.29</text:p>
          </table:table-cell>
          <table:table-cell office:value-type="float" office:value="2.75" table:style-name="ce53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9" table:style-name="ce51">
            <text:p>2,379</text:p>
          </table:table-cell>
          <table:table-cell office:value-type="float" office:value="84087" table:style-name="ce51">
            <text:p>84,087</text:p>
          </table:table-cell>
          <table:table-cell office:value-type="float" office:value="213718" table:style-name="ce51">
            <text:p>213,718</text:p>
          </table:table-cell>
          <table:table-cell office:value-type="float" office:value="109715" table:style-name="ce51">
            <text:p>109,715</text:p>
          </table:table-cell>
          <table:table-cell office:value-type="float" office:value="104003" table:style-name="ce51">
            <text:p>104,003</text:p>
          </table:table-cell>
          <table:table-cell office:value-type="float" office:value="105.49" table:style-name="ce52">
            <text:p>105.49</text:p>
          </table:table-cell>
          <table:table-cell office:value-type="float" office:value="60.8" table:style-name="ce52">
            <text:p>60.80</text:p>
          </table:table-cell>
          <table:table-cell office:value-type="float" office:value="2.54" table:style-name="ce53">
            <text:p>2.5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6" table:style-name="ce51">
            <text:p>3,626</text:p>
          </table:table-cell>
          <table:table-cell office:value-type="float" office:value="127939" table:style-name="ce51">
            <text:p>127,939</text:p>
          </table:table-cell>
          <table:table-cell office:value-type="float" office:value="321971" table:style-name="ce51">
            <text:p>321,971</text:p>
          </table:table-cell>
          <table:table-cell office:value-type="float" office:value="162726" table:style-name="ce51">
            <text:p>162,726</text:p>
          </table:table-cell>
          <table:table-cell office:value-type="float" office:value="159245" table:style-name="ce51">
            <text:p>159,245</text:p>
          </table:table-cell>
          <table:table-cell office:value-type="float" office:value="102.19" table:style-name="ce52">
            <text:p>102.19</text:p>
          </table:table-cell>
          <table:table-cell office:value-type="float" office:value="69.56" table:style-name="ce52">
            <text:p>69.56</text:p>
          </table:table-cell>
          <table:table-cell office:value-type="float" office:value="2.52" table:style-name="ce53">
            <text:p>2.5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316" table:style-name="ce51">
            <text:p>42,316</text:p>
          </table:table-cell>
          <table:table-cell office:value-type="float" office:value="106147" table:style-name="ce51">
            <text:p>106,147</text:p>
          </table:table-cell>
          <table:table-cell office:value-type="float" office:value="54656" table:style-name="ce51">
            <text:p>54,656</text:p>
          </table:table-cell>
          <table:table-cell office:value-type="float" office:value="51491" table:style-name="ce51">
            <text:p>51,491</text:p>
          </table:table-cell>
          <table:table-cell office:value-type="float" office:value="106.15" table:style-name="ce52">
            <text:p>106.15</text:p>
          </table:table-cell>
          <table:table-cell office:value-type="float" office:value="836.7" table:style-name="ce52">
            <text:p>836.70</text:p>
          </table:table-cell>
          <table:table-cell office:value-type="float" office:value="2.5099999999999998" table:style-name="ce53">
            <text:p>2.5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6177" table:style-name="ce51">
            <text:p>156,177</text:p>
          </table:table-cell>
          <table:table-cell office:value-type="float" office:value="364766" table:style-name="ce51">
            <text:p>364,766</text:p>
          </table:table-cell>
          <table:table-cell office:value-type="float" office:value="181861" table:style-name="ce51">
            <text:p>181,861</text:p>
          </table:table-cell>
          <table:table-cell office:value-type="float" office:value="182905" table:style-name="ce51">
            <text:p>182,905</text:p>
          </table:table-cell>
          <table:table-cell office:value-type="float" office:value="99.43" table:style-name="ce52">
            <text:p>99.43</text:p>
          </table:table-cell>
          <table:table-cell office:value-type="float" office:value="2747.58" table:style-name="ce52">
            <text:p>2,747.58</text:p>
          </table:table-cell>
          <table:table-cell office:value-type="float" office:value="2.34" table:style-name="ce53">
            <text:p>2.3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1" table:style-name="ce51">
            <text:p>2,171</text:p>
          </table:table-cell>
          <table:table-cell office:value-type="float" office:value="173984" table:style-name="ce51">
            <text:p>173,984</text:p>
          </table:table-cell>
          <table:table-cell office:value-type="float" office:value="452844" table:style-name="ce51">
            <text:p>452,844</text:p>
          </table:table-cell>
          <table:table-cell office:value-type="float" office:value="223672" table:style-name="ce51">
            <text:p>223,672</text:p>
          </table:table-cell>
          <table:table-cell office:value-type="float" office:value="229172" table:style-name="ce51">
            <text:p>229,172</text:p>
          </table:table-cell>
          <table:table-cell office:value-type="float" office:value="97.6" table:style-name="ce52">
            <text:p>97.60</text:p>
          </table:table-cell>
          <table:table-cell office:value-type="float" office:value="4347.8900000000003" table:style-name="ce52">
            <text:p>4,347.89</text:p>
          </table:table-cell>
          <table:table-cell office:value-type="float" office:value="2.6" table:style-name="ce53">
            <text:p>2.6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851" table:style-name="ce51">
            <text:p>101,851</text:p>
          </table:table-cell>
          <table:table-cell office:value-type="float" office:value="265208" table:style-name="ce51">
            <text:p>265,208</text:p>
          </table:table-cell>
          <table:table-cell office:value-type="float" office:value="128102" table:style-name="ce51">
            <text:p>128,102</text:p>
          </table:table-cell>
          <table:table-cell office:value-type="float" office:value="137106" table:style-name="ce51">
            <text:p>137,106</text:p>
          </table:table-cell>
          <table:table-cell office:value-type="float" office:value="93.43" table:style-name="ce52">
            <text:p>93.43</text:p>
          </table:table-cell>
          <table:table-cell office:value-type="float" office:value="4418.25" table:style-name="ce52">
            <text:p>4,418.25</text:p>
          </table:table-cell>
          <table:table-cell office:value-type="float" office:value="2.6" table:style-name="ce53">
            <text:p>2.6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994" table:style-name="ce46">
            <text:p>45,994</text:p>
          </table:table-cell>
          <table:table-cell office:value-type="float" office:value="154696" table:style-name="ce46">
            <text:p>154,696</text:p>
          </table:table-cell>
          <table:table-cell office:value-type="float" office:value="78189" table:style-name="ce46">
            <text:p>78,189</text:p>
          </table:table-cell>
          <table:table-cell office:value-type="float" office:value="76507" table:style-name="ce46">
            <text:p>76,507</text:p>
          </table:table-cell>
          <table:table-cell office:value-type="float" office:value="102.2" table:style-name="ce47">
            <text:p>102.20</text:p>
          </table:table-cell>
          <table:table-cell office:value-type="float" office:value="857.25" table:style-name="ce47">
            <text:p>857.25</text:p>
          </table:table-cell>
          <table:table-cell office:value-type="float" office:value="3.36" table:style-name="ce48">
            <text:p>3.3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493" table:style-name="ce51">
            <text:p>42,493</text:p>
          </table:table-cell>
          <table:table-cell office:value-type="float" office:value="141180" table:style-name="ce51">
            <text:p>141,180</text:p>
          </table:table-cell>
          <table:table-cell office:value-type="float" office:value="70367" table:style-name="ce51">
            <text:p>70,367</text:p>
          </table:table-cell>
          <table:table-cell office:value-type="float" office:value="70813" table:style-name="ce51">
            <text:p>70,813</text:p>
          </table:table-cell>
          <table:table-cell office:value-type="float" office:value="99.37" table:style-name="ce52">
            <text:p>99.37</text:p>
          </table:table-cell>
          <table:table-cell office:value-type="float" office:value="930.92" table:style-name="ce52">
            <text:p>930.92</text:p>
          </table:table-cell>
          <table:table-cell office:value-type="float" office:value="3.32" table:style-name="ce53">
            <text:p>3.3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01" table:style-name="ce51">
            <text:p>3,501</text:p>
          </table:table-cell>
          <table:table-cell office:value-type="float" office:value="13516" table:style-name="ce51">
            <text:p>13,516</text:p>
          </table:table-cell>
          <table:table-cell office:value-type="float" office:value="7822" table:style-name="ce51">
            <text:p>7,822</text:p>
          </table:table-cell>
          <table:table-cell office:value-type="float" office:value="5694" table:style-name="ce51">
            <text:p>5,694</text:p>
          </table:table-cell>
          <table:table-cell office:value-type="float" office:value="137.37" table:style-name="ce52">
            <text:p>137.37</text:p>
          </table:table-cell>
          <table:table-cell office:value-type="float" office:value="469.31" table:style-name="ce52">
            <text:p>469.31</text:p>
          </table:table-cell>
          <table:table-cell office:value-type="float" office:value="3.86" table:style-name="ce53">
            <text:p>3.86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5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11月10日編製</text:p>
          </table:table-cell>
          <table:table-cell table:style-name="ce101"/>
          <table:table-cell table:number-columns-repeated="16371" table:style-name="ce102"/>
        </table:table-row>
        <table:table-row table:style-name="ro15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5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6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010/上網各月速報公式(10月).xls'#說明" table:style-name="ta3">
        <table:table-source xlink:href="file:///C:/Users/moi1849/Desktop/123/3/1.月報/06速(月)報套印/110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60" table:style-name="ta3">
        <table:table-source xlink:href="file:///C:/Users/moi1849/Desktop/123/3/1.月報/06速(月)報套印/110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70" table:style-name="ta3">
        <table:table-source xlink:href="file:///C:/Users/moi1849/Desktop/123/3/1.月報/06速(月)報套印/110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B0" table:style-name="ta3">
        <table:table-source xlink:href="file:///C:/Users/moi1849/Desktop/123/3/1.月報/06速(月)報套印/110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月別" table:style-name="ta3">
        <table:table-source xlink:href="file:///C:/Users/moi1849/Desktop/123/3/1.月報/06速(月)報套印/110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縣市別" table:style-name="ta3">
        <table:table-source xlink:href="file:///C:/Users/moi1849/Desktop/123/3/1.月報/06速(月)報套印/110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齡結構" table:style-name="ta3">
        <table:table-source xlink:href="file:///C:/Users/moi1849/Desktop/123/3/1.月報/06速(月)報套印/110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資料分析" table:style-name="ta3">
        <table:table-source xlink:href="file:///C:/Users/moi1849/Desktop/123/3/1.月報/06速(月)報套印/110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分析(草稿)" table:style-name="ta3">
        <table:table-source xlink:href="file:///C:/Users/moi1849/Desktop/123/3/1.月報/06速(月)報套印/110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年月別" table:style-name="ta3">
        <table:table-source xlink:href="file:///C:/Users/moi1849/Desktop/123/3/1.月報/06速(月)報套印/110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縣市別" table:style-name="ta3">
        <table:table-source xlink:href="file:///C:/Users/moi1849/Desktop/123/3/1.月報/06速(月)報套印/110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4-單一年齡" table:style-name="ta3">
        <table:table-source xlink:href="file:///C:/Users/moi1849/Desktop/123/3/1.月報/06速(月)報套印/110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5-年齡結構" table:style-name="ta3">
        <table:table-source xlink:href="file:///C:/Users/moi1849/Desktop/123/3/1.月報/06速(月)報套印/110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6-人口增加&amp;生死結離" table:style-name="ta3">
        <table:table-source xlink:href="file:///C:/Users/moi1849/Desktop/123/3/1.月報/06速(月)報套印/110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年月別" table:style-name="ta3">
        <table:table-source xlink:href="file:///C:/Users/moi1849/Desktop/123/3/1.月報/06速(月)報套印/110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縣市別" table:style-name="ta3">
        <table:table-source xlink:href="file:///C:/Users/moi1849/Desktop/123/3/1.月報/06速(月)報套印/110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年月別" table:style-name="ta3">
        <table:table-source xlink:href="file:///C:/Users/moi1849/Desktop/123/3/1.月報/06速(月)報套印/110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縣市別" table:style-name="ta3">
        <table:table-source xlink:href="file:///C:/Users/moi1849/Desktop/123/3/1.月報/06速(月)報套印/110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1-遷徙" table:style-name="ta3">
        <table:table-source xlink:href="file:///C:/Users/moi1849/Desktop/123/3/1.月報/06速(月)報套印/110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49:20Z</meta:creation-date>
    <dc:date>2021-11-03T03:49:57Z</dc:date>
  </office:meta>
</office:document-meta>
</file>